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  <style:text-properties fo:font-size="44pt" style:font-size-asian="44pt" style:font-size-complex="44pt"/>
    </style:style>
    <style:style style:name="P2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  <style:text-properties style:use-window-font-color="true" fo:font-family="'Arial Black'" style:font-family-generic="swiss" style:font-pitch="variable" fo:font-size="44pt" fo:font-style="normal" fo:font-weight="bold" style:font-size-asian="44pt" style:font-size-complex="44pt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style:use-window-font-color="true" fo:font-family="'Arial Black'" style:font-family-generic="swiss" style:font-pitch="variable" fo:font-size="44pt" fo:language="de" fo:country="DE" fo:font-style="normal" fo:font-weight="bold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Zamieszkałem w cieniu</text:span></text:p>
            <text:p text:style-name="P1"><text:span text:style-name="T1">Twoich rąk,</text:span></text:p>
            <text:p text:style-name="P1"><text:span text:style-name="T1">Kiedy grzech mój zabrał</text:span></text:p>
            <text:p text:style-name="P1"><text:span text:style-name="T1">wszystko mi</text:span></text:p>
            <text:p text:style-name="P1"><text:span text:style-name="T1">Tam znalazłem upragniony dom</text:span></text:p>
            <text:p text:style-name="P1"><text:span text:style-name="T1"/></text:p>
            <text:p text:style-name="P1"><text:span text:style-name="T1">Ocaliłeś mnie mocą Swojej Krwi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Szedłeś ku mnie przez zamknięte drzwi</text:span></text:p>
            <text:p text:style-name="P1"><text:span text:style-name="T1">Pozwoliłeś dotknąć Twoich ran</text:span></text:p>
            <text:p text:style-name="P1"><text:span text:style-name="T1">Umarłemu powiedziałeś żyj.</text:span></text:p>
            <text:p text:style-name="P1"><text:span text:style-name="T1"/></text:p>
            <text:p text:style-name="P1"><text:span text:style-name="T1">Na ramionach Swych niosłeś mnie Ty Sam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.001cm" presentation:class="subtitle" presentation:user-transformed="true">
          <draw:text-box>
            <text:p text:style-name="P1"><text:span text:style-name="T1">Na Twoich dłoniach</text:span></text:p>
            <text:p text:style-name="P1"><text:span text:style-name="T1">wyryte imię me</text:span></text:p>
            <text:p text:style-name="P1"><text:span text:style-name="T1">Miłością karmi mnie</text:span><text:span text:style-name="T1"><text:line-break/></text:span><text:span text:style-name="T1">Twoje zranione serce </text:span><text:span text:style-name="T1"><text:line-break/></text:span><text:span text:style-name="T1">ostatnie czyny</text:span></text:p>
            <text:p text:style-name="P1"><text:span text:style-name="T1">ostatnie słowa Twe <text:s/></text:span><text:span text:style-name="T1"><text:line-break/></text:span><text:span text:style-name="T1">Lampa dla moich stóp</text:span><text:span text:style-name="T1"><text:line-break/></text:span><text:span text:style-name="T1">światło na mojej ścieżc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office:forms form:automatic-focus="false" form:apply-design-mode="false"/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Maciej Wojtowicz</meta:initial-creator>
    <meta:creation-date>2006-03-02T01:06:44</meta:creation-date>
    <dc:date>2015-03-23T21:10:33.58</dc:date>
    <dc:language>en-US</dc:language>
    <meta:editing-cycles>59</meta:editing-cycles>
    <meta:editing-duration>PT1H7M28S</meta:editing-duration>
    <dc:creator>Woda Życia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